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officeooo:rsid="00587f21" officeooo:paragraph-rsid="00587f21" style:font-weight-asian="bold" style:font-weight-complex="bold"/>
    </style:style>
    <style:style style:name="P4" style:family="paragraph" style:parent-style-name="Text_20_body">
      <style:paragraph-properties fo:text-align="start" style:justify-single-word="false" style:writing-mode="lr-tb"/>
      <style:text-properties officeooo:rsid="001e344b" officeooo:paragraph-rsid="005992a0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01e344b" officeooo:paragraph-rsid="0059abeb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01e344b" officeooo:paragraph-rsid="005cf84c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5b3b4e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5b3b4e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8ee7c1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8ee7c1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01e344b" officeooo:paragraph-rsid="008f1b17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31625a" officeooo:paragraph-rsid="0075264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a4393" officeooo:paragraph-rsid="007a439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c14cd" officeooo:paragraph-rsid="007c14cd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cc76a" officeooo:paragraph-rsid="007cc76a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f6f84" officeooo:paragraph-rsid="007f6f84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84b530" officeooo:paragraph-rsid="0084b530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86cdd3" officeooo:paragraph-rsid="0086cdd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officeooo:rsid="0020d656" officeooo:paragraph-rsid="00752643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normal" officeooo:rsid="0086cdd3" officeooo:paragraph-rsid="0086cdd3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75264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2" style:family="paragraph" style:parent-style-name="Text_20_body">
      <style:text-properties officeooo:paragraph-rsid="00752643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fo:font-size="12pt" officeooo:rsid="0031625a" officeooo:paragraph-rsid="00752643" style:font-size-asian="12pt" style:font-size-complex="12pt"/>
    </style:style>
    <style:style style:name="P24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normal" officeooo:rsid="008c36b5" officeooo:paragraph-rsid="008c36b5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color="#c9211e" loext:opacity="100%" style:font-name="Times New Roman" fo:font-size="12pt" fo:language="pt" fo:country="BR" fo:font-style="normal" fo:font-weight="normal" officeooo:rsid="008c36b5" officeooo:paragraph-rsid="008c36b5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color="#c9211e" loext:opacity="100%" style:font-name="Times New Roman" fo:font-size="12pt" fo:language="pt" fo:country="BR" fo:font-style="normal" fo:font-weight="normal" officeooo:rsid="008d6b0a" officeooo:paragraph-rsid="008d6b0a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color="#c9211e" loext:opacity="100%" style:font-name="Times New Roman" fo:font-size="12pt" fo:language="pt" fo:country="BR" fo:font-style="normal" fo:font-weight="normal" officeooo:rsid="008e5564" officeooo:paragraph-rsid="008e5564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fo:color="#c9211e" loext:opacity="100%" style:font-name="Times New Roman" fo:font-size="12pt" fo:language="pt" fo:country="BR" fo:font-style="normal" fo:font-weight="normal" officeooo:rsid="008ee7c1" officeooo:paragraph-rsid="008ee7c1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5b3b4e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01e344b" officeooo:paragraph-rsid="005992a0"/>
    </style:style>
    <style:style style:name="P32" style:family="paragraph" style:parent-style-name="Text_20_body">
      <style:text-properties officeooo:paragraph-rsid="00752643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fo:font-weight="bold" officeooo:rsid="005992a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1" fo:font-size="12pt" fo:language="pt" fo:country="BR" fo:font-weight="bold" officeooo:rsid="00727f59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6" style:family="text">
      <style:text-properties style:use-window-font-color="true" loext:opacity="0%" style:font-name="Liberation Serif1" fo:font-size="12pt" fo:language="pt" fo:country="BR" fo:font-weight="bold" officeooo:rsid="004f7138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7" style:family="text">
      <style:text-properties style:use-window-font-color="true" loext:opacity="0%" style:font-name="Liberation Serif1" fo:font-size="12pt" fo:language="pt" fo:country="BR" fo:font-weight="bold" officeooo:rsid="0051322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8" style:family="text">
      <style:text-properties style:use-window-font-color="true" loext:opacity="0%" style:font-name="Liberation Serif1" fo:font-size="12pt" fo:language="pt" fo:country="BR" fo:font-weight="bold" officeooo:rsid="0052319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9" style:family="text">
      <style:text-properties style:use-window-font-color="true" loext:opacity="0%" style:font-name="Liberation Serif1" fo:font-size="12pt" fo:language="pt" fo:country="BR" fo:font-weight="bold" officeooo:rsid="0059abe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0" style:family="text">
      <style:text-properties style:use-window-font-color="true" loext:opacity="0%" style:font-name="Liberation Serif1" fo:font-size="12pt" fo:language="pt" fo:country="BR" fo:font-weight="bold" officeooo:rsid="006ac5ba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erif1" fo:font-size="12pt" fo:language="pt" fo:country="BR" fo:font-weight="bold" officeooo:rsid="007760e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2" style:family="text">
      <style:text-properties style:use-window-font-color="true" loext:opacity="0%" style:font-name="Liberation Serif1" fo:font-size="12pt" fo:language="pt" fo:country="BR" fo:font-weight="bold" officeooo:rsid="00885d03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3" style:family="text">
      <style:text-properties style:use-window-font-color="true" loext:opacity="0%" style:font-name="Liberation Serif1" fo:font-size="12pt" fo:language="pt" fo:country="BR" fo:font-weight="bold" officeooo:rsid="008872c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4" style:family="text">
      <style:text-properties style:use-window-font-color="true" loext:opacity="0%" style:font-name="Liberation Serif1" fo:language="pt" fo:country="BR" fo:font-style="normal" fo:font-weight="bold" officeooo:rsid="0020d656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5" style:family="text">
      <style:text-properties style:use-window-font-color="true" loext:opacity="0%" style:font-name="Liberation Serif1" fo:language="pt" fo:country="BR" fo:font-style="normal" fo:font-weight="bold" officeooo:rsid="001eec50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6" style:family="text">
      <style:text-properties style:use-window-font-color="true" loext:opacity="0%" style:font-name="Liberation Serif1" fo:language="pt" fo:country="BR" fo:font-style="normal" fo:font-weight="bold" officeooo:rsid="0033c28c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7" style:family="text">
      <style:text-properties style:use-window-font-color="true" loext:opacity="0%" style:font-name="Liberation Serif1" fo:language="pt" fo:country="BR" fo:font-style="normal" fo:font-weight="bold" officeooo:rsid="00885d03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8" style:family="text">
      <style:text-properties style:use-window-font-color="true" loext:opacity="0%" style:font-name="Times New Roman" fo:font-size="12pt" fo:language="pt" fo:country="BR" fo:font-style="normal" fo:font-weight="bold" officeooo:rsid="0033c28c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9" style:family="text">
      <style:text-properties style:use-window-font-color="true" loext:opacity="0%" style:font-name="Times New Roman" fo:font-size="12pt" fo:language="pt" fo:country="BR" fo:font-style="normal" officeooo:rsid="0033c28c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20" style:family="text">
      <style:text-properties officeooo:rsid="004b0d5b"/>
    </style:style>
    <style:style style:name="T21" style:family="text">
      <style:text-properties style:font-name="Times New Roman" fo:font-style="normal" fo:font-weight="bold" officeooo:rsid="0020d656" style:font-style-asian="normal" style:font-weight-asian="bold" style:font-style-complex="normal" style:font-weight-complex="bold"/>
    </style:style>
    <style:style style:name="T22" style:family="text">
      <style:text-properties style:font-name="Times New Roman" fo:font-style="normal" officeooo:rsid="0020d656" style:font-style-asian="normal" style:font-style-complex="normal"/>
    </style:style>
    <style:style style:name="T23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Times New Roman" fo:font-size="12pt" fo:font-style="normal" fo:font-weight="bold" officeooo:rsid="0033c28c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name="Times New Roman" fo:font-size="12pt" fo:font-style="normal" officeooo:rsid="0033c28c" style:font-size-asian="12pt" style:font-style-asian="normal" style:font-size-complex="12pt" style:font-style-complex="normal"/>
    </style:style>
    <style:style style:name="T27" style:family="text">
      <style:text-properties officeooo:rsid="00757308"/>
    </style:style>
    <style:style style:name="T28" style:family="text">
      <style:text-properties officeooo:rsid="007e9c52"/>
    </style:style>
    <style:style style:name="T29" style:family="text">
      <style:text-properties officeooo:rsid="00808913"/>
    </style:style>
    <style:style style:name="T30" style:family="text">
      <style:text-properties officeooo:rsid="0081deca"/>
    </style:style>
    <style:style style:name="T31" style:family="text">
      <style:text-properties officeooo:rsid="00824f92"/>
    </style:style>
    <style:style style:name="T32" style:family="text">
      <style:text-properties officeooo:rsid="008611fd"/>
    </style:style>
    <style:style style:name="T33" style:family="text">
      <style:text-properties officeooo:rsid="0086fd5e"/>
    </style:style>
    <style:style style:name="T34" style:family="text">
      <style:text-properties fo:color="#c9211e" loext:opacity="100%"/>
    </style:style>
    <style:style style:name="T35" style:family="text">
      <style:text-properties fo:color="#c9211e" loext:opacity="100%" style:font-name="Times New Roman" fo:font-style="normal" officeooo:rsid="0020d656" style:font-style-asian="normal" style:font-style-complex="normal"/>
    </style:style>
    <style:style style:name="T36" style:family="text">
      <style:text-properties fo:color="#c9211e" loext:opacity="100%" style:font-name="Times New Roman" fo:font-size="12pt" fo:font-style="normal" style:font-size-asian="12pt" style:font-style-asian="normal" style:font-size-complex="12pt" style:font-style-complex="normal"/>
    </style:style>
    <style:style style:name="T37" style:family="text">
      <style:text-properties fo:color="#c9211e" loext:opacity="100%" style:font-name="Times New Roman" fo:font-size="12pt" fo:font-style="normal" officeooo:rsid="0033c28c" style:font-size-asian="12pt" style:font-style-asian="normal" style:font-size-complex="12pt" style:font-style-complex="normal"/>
    </style:style>
    <style:style style:name="T38" style:family="text">
      <style:text-properties fo:color="#c9211e" loext:opacity="100%" style:font-name="Times New Roman" fo:font-size="12pt" fo:language="pt" fo:country="BR" fo:font-style="normal" officeooo:rsid="0033c28c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39" style:family="text">
      <style:text-properties fo:color="#c9211e" loext:opacity="100%" fo:font-weight="normal" style:font-weight-asian="normal" style:font-weight-complex="normal"/>
    </style:style>
    <style:style style:name="T40" style:family="text">
      <style:text-properties fo:color="#c9211e" loext:opacity="100%" fo:font-weight="normal" officeooo:rsid="009421b1" style:font-weight-asian="normal" style:font-weight-complex="normal"/>
    </style:style>
    <style:style style:name="T41" style:family="text">
      <style:text-properties fo:color="#c9211e" loext:opacity="100%" style:font-name="Liberation Serif1" fo:font-size="12pt" fo:language="pt" fo:country="BR" fo:font-weight="normal" officeooo:rsid="00885d03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2" style:family="text">
      <style:text-properties fo:color="#c9211e" loext:opacity="100%" style:font-name="Liberation Serif1" fo:font-size="12pt" fo:language="pt" fo:country="BR" fo:font-weight="normal" officeooo:rsid="008ee7c1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3" style:family="text">
      <style:text-properties fo:color="#c9211e" loext:opacity="100%" style:font-name="Liberation Serif1" fo:font-size="12pt" fo:language="pt" fo:country="BR" fo:font-weight="normal" officeooo:rsid="005992a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4" style:family="text">
      <style:text-properties fo:color="#c9211e" loext:opacity="100%" style:font-name="Liberation Serif1" fo:font-size="12pt" fo:language="pt" fo:country="BR" fo:font-weight="normal" officeooo:rsid="008f119e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5" style:family="text">
      <style:text-properties fo:color="#c9211e" loext:opacity="100%" style:font-name="Liberation Serif1" fo:font-size="12pt" fo:language="pt" fo:country="BR" fo:font-weight="normal" officeooo:rsid="008f1b17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6" style:family="text">
      <style:text-properties fo:color="#c9211e" loext:opacity="100%" style:font-name="Liberation Serif1" fo:font-size="12pt" fo:language="pt" fo:country="BR" fo:font-weight="normal" officeooo:rsid="0059abeb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7" style:family="text">
      <style:text-properties fo:color="#c9211e" loext:opacity="100%" style:font-name="Liberation Serif1" fo:font-size="12pt" fo:language="pt" fo:country="BR" fo:font-weight="normal" officeooo:rsid="0094236a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8" style:family="text">
      <style:text-properties fo:color="#c9211e" loext:opacity="100%" style:font-name="Liberation Serif1" fo:font-size="10pt" fo:language="pt" fo:country="BR" fo:font-weight="normal" officeooo:rsid="008f1b17" style:letter-kerning="true" style:font-name-asian="Noto Serif CJK SC" style:font-size-asian="10pt" style:language-asian="zh" style:country-asian="CN" style:font-weight-asian="normal" style:font-name-complex="Lohit Devanagari1" style:font-size-complex="10pt" style:language-complex="hi" style:country-complex="IN" style:font-weight-complex="normal"/>
    </style:style>
    <style:style style:name="T49" style:family="text">
      <style:text-properties fo:color="#c9211e" loext:opacity="100%" style:font-name="Liberation Serif1" fo:language="pt" fo:country="BR" fo:font-weight="normal" officeooo:rsid="008f1b17" style:letter-kerning="true" style:font-name-asian="Noto Serif CJK SC" style:language-asian="zh" style:country-asian="CN" style:font-weight-asian="normal" style:font-name-complex="Lohit Devanagari1" style:language-complex="hi" style:country-complex="IN" style:font-weight-complex="normal"/>
    </style:style>
    <style:style style:name="T50" style:family="text">
      <style:text-properties fo:color="#c9211e" loext:opacity="100%" style:font-name="Liberation Serif1" fo:language="pt" fo:country="BR" fo:font-weight="normal" officeooo:rsid="0059abeb" style:letter-kerning="true" style:font-name-asian="Noto Serif CJK SC" style:language-asian="zh" style:country-asian="CN" style:font-weight-asian="normal" style:font-name-complex="Lohit Devanagari1" style:language-complex="hi" style:country-complex="IN" style:font-weight-complex="normal"/>
    </style:style>
    <style:style style:name="T51" style:family="text">
      <style:text-properties fo:color="#c9211e" loext:opacity="100%" officeooo:rsid="009421b1"/>
    </style:style>
    <style:style style:name="T52" style:family="text">
      <style:text-properties officeooo:rsid="009283e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9421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Instituto Federal Sul-rio-grandense – Campus Camaquã</text:p>
      <text:p text:style-name="P2">Disciplina: <text:span text:style-name="T1">Redes de Computadores I</text:span><text:span text:style-name="T20">I</text:span> – Turma 202<text:span text:style-name="T27">5</text:span></text:p>
      <text:p text:style-name="P2">Professor: Vinícius Alves Hax</text:p>
      <text:p text:style-name="P3"><text:span text:style-name="T3">R</text:span><text:span text:style-name="T2">evisão Etapa 1</text:span></text:p>
      <text:p text:style-name="P1"/>
      <text:p text:style-name="P21"><text:span text:style-name="Strong_20_Emphasis"><text:span text:style-name="T21">1.</text:span></text:span><text:span text:style-name="T21"> Qual das opções abaixo melhor descreve a função de um switch em uma rede de computadores?</text:span><text:span text:style-name="T22"><text:line-break/>a) Converter sinais analógicos em digitais.<text:line-break/>b) Conectar dispositivos em diferentes redes.<text:line-break/></text:span><text:span text:style-name="T35">c) Filtrar e encaminhar pacotes de dados entre dispositivos em uma mesma rede.</text:span><text:span text:style-name="T22"><text:line-break/>d) Monitorar e bloquear tráfego de rede malicioso.</text:span></text:p>
      <text:p text:style-name="P19"/>
      <text:p text:style-name="P22"><text:span text:style-name="Strong_20_Emphasis"><text:span text:style-name="T23">2.</text:span></text:span><text:span text:style-name="T23"> Qual dos seguintes comandos é utilizado para configurar o nome de um switch na linha de comando?</text:span><text:span text:style-name="T25"><text:line-break/>a) </text:span><text:span text:style-name="Source_20_Text"><text:span text:style-name="T25">switchname set &lt;nome&gt;</text:span></text:span><text:span text:style-name="T25"><text:line-break/></text:span><text:span text:style-name="T36">b) </text:span><text:span text:style-name="Source_20_Text"><text:span text:style-name="T36">hostname &lt;nome&gt;</text:span></text:span><text:span text:style-name="T25"><text:line-break/>c) </text:span><text:span text:style-name="Source_20_Text"><text:span text:style-name="T25">name set &lt;nome&gt;</text:span></text:span><text:span text:style-name="T25"><text:line-break/>d) </text:span><text:span text:style-name="Source_20_Text"><text:span text:style-name="T25">set switchname &lt;nome&gt;</text:span></text:span></text:p>
      <text:p text:style-name="P22"><text:span text:style-name="Strong_20_Emphasis"><text:span text:style-name="T23"/></text:span></text:p>
      <text:p text:style-name="P22"><text:span text:style-name="Strong_20_Emphasis"><text:span text:style-name="T23">3.</text:span></text:span><text:span text:style-name="T23"> Qual é a principal função de uma VLAN (Virtual Local Area Network) em uma rede?</text:span><text:span text:style-name="T25"><text:line-break/>a) Aumentar a velocidade de conexão de todos os dispositivos.<text:line-break/></text:span><text:span text:style-name="T36">b) Separar o tráfego de rede em segmentos lógicos, independentemente da localização física.</text:span><text:span text:style-name="T25"><text:line-break/>c) Melhorar a comunicação entre diferentes redes.<text:line-break/>d) Substituir o uso de switches em redes complexas.</text:span></text:p>
      <text:p text:style-name="P22"><text:span text:style-name="Strong_20_Emphasis"><text:span text:style-name="T23"/></text:span></text:p>
      <text:p text:style-name="P22"><text:span text:style-name="Strong_20_Emphasis"><text:span text:style-name="T23">4.</text:span></text:span><text:span text:style-name="T23"> Um administrador deseja configurar a segurança de um switch para evitar que dispositivos não autorizados se conectem à rede. Qual das práticas abaixo é mais eficaz para alcançar esse objetivo?</text:span><text:span text:style-name="T25"><text:line-break/>a) Configurar uma VLAN dedicada para dispositivos não autorizados.<text:line-break/>b) Ativar o protocolo SNMP no switch.<text:line-break/></text:span><text:span text:style-name="T36">c) Configurar controle de acesso baseado em portas.</text:span><text:span text:style-name="T25"><text:line-break/>d) Atualizar o firmware do switch para a versão mais recente.</text:span></text:p>
      <text:p text:style-name="P22"><text:span text:style-name="Strong_20_Emphasis"><text:span text:style-name="T23"/></text:span></text:p>
      <text:p text:style-name="P22"><text:span text:style-name="Strong_20_Emphasis"><text:span text:style-name="T23">5.</text:span></text:span><text:span text:style-name="T23"> Em uma configuração básica de switch, qual das opções abaixo representa o comando para salvar as configurações feitas na memória NVRAM, garantindo que persistam após um reinício?</text:span><text:span text:style-name="T25"><text:line-break/></text:span><text:span text:style-name="T36">a) </text:span><text:span text:style-name="Source_20_Text"><text:span text:style-name="T36">write</text:span></text:span><text:span text:style-name="T25"><text:line-break/>b) </text:span><text:span text:style-name="Source_20_Text"><text:span text:style-name="T25">save</text:span></text:span><text:span text:style-name="T25"><text:line-break/>c) </text:span><text:span text:style-name="Source_20_Text"><text:span text:style-name="T25">store</text:span></text:span><text:span text:style-name="T25"><text:line-break/>d) </text:span><text:span text:style-name="Source_20_Text"><text:span text:style-name="T25">backup</text:span></text:span></text:p>
      <text:p text:style-name="P22"><text:span text:style-name="Strong_20_Emphasis"><text:span text:style-name="T23"/></text:span></text:p>
      <text:p text:style-name="P22"><text:soft-page-break/><text:span text:style-name="Strong_20_Emphasis"><text:span text:style-name="T23">6.</text:span></text:span><text:span text:style-name="T23"> Em um ambiente de rede, qual das opções abaixo pode ser considerada uma ameaça à segurança de um switch?</text:span><text:span text:style-name="T25"><text:line-break/>a) Excesso de tráfego de broadcast.<text:line-break/></text:span><text:span text:style-name="T36">b) Acesso não autorizado ao console de gerenciamento.</text:span><text:span text:style-name="T25"><text:line-break/>c) Falta de sincronização de relógios de rede.<text:line-break/>d) Implementação de VLANs em switches.</text:span></text:p>
      <text:p text:style-name="P22"><text:span text:style-name="Strong_20_Emphasis"><text:span text:style-name="T23"/></text:span></text:p>
      <text:p text:style-name="P22"><text:span text:style-name="Strong_20_Emphasis"><text:span text:style-name="T23">7.</text:span></text:span><text:span text:style-name="T23"> </text:span><text:span text:style-name="T24">Qual </text:span><text:span text:style-name="T18">é a configuração padrão de VLANs em um Switch</text:span><text:span text:style-name="T23">?</text:span><text:span text:style-name="T25"><text:line-break/>a) </text:span><text:span text:style-name="T26">Nenhuma VLAN habilitada</text:span><text:span text:style-name="T25">.<text:line-break/>b) </text:span><text:span text:style-name="T26">Cada porta </text:span><text:span text:style-name="T19">é configurada como uma VLAN</text:span><text:span text:style-name="T25">.<text:line-break/></text:span><text:span text:style-name="T36">c) </text:span><text:span text:style-name="T37">Todas as portas est</text:span><text:span text:style-name="T38">ão na VLAN 1</text:span><text:span text:style-name="T36">.</text:span><text:span text:style-name="T25"><text:line-break/>d) </text:span><text:span text:style-name="T26">Todas as anteriores</text:span><text:span text:style-name="T25">.</text:span></text:p>
      <text:p text:style-name="P12"/>
      <text:p text:style-name="P13">8. O que é um modem? De onde vem o seu nome?</text:p>
      <text:p text:style-name="P13"/>
      <text:p text:style-name="P13"><text:span text:style-name="T39">Um modem é um dispositivo que converte sinais digitais em analógicos e vice-versa para permitir a comunicação entre computadores e a </text:span><text:span text:style-name="T40">I</text:span><text:span text:style-name="T39">nternet por meio de linhas telefônicas ou cabos. O nome vem da junção de </text:span><text:span text:style-name="Strong_20_Emphasis"><text:span text:style-name="T39">modulador</text:span></text:span><text:span text:style-name="T39"> e </text:span><text:span text:style-name="Strong_20_Emphasis"><text:span text:style-name="T39">demodulador</text:span></text:span><text:span text:style-name="T39">.</text:span></text:p>
      <text:p text:style-name="P13"/>
      <text:p text:style-name="P14">9. Quais os dois parâmetros que são absolutamente <text:span text:style-name="T52">essenciai</text:span>s em uma rede, mesmo que pequena?</text:p>
      <text:p text:style-name="P14"/>
      <text:p text:style-name="P26">Endereço IP e máscara de rede.</text:p>
      <text:p text:style-name="P14"/>
      <text:p text:style-name="P14">10. Além dos parâmetros da questão anterior existem outros parâmetros que geralmente também precisam ser configurados para que a rede se comporte como desejado. São eles: gateway e servidor DNS. Explique o conceito de ambos.</text:p>
      <text:p text:style-name="P14"/>
      <text:p text:style-name="P25"><text:span text:style-name="T34">O </text:span><text:span text:style-name="Strong_20_Emphasis"><text:span text:style-name="T39">gateway</text:span></text:span><text:span text:style-name="T34"> é o endereço do roteador ou equipamento que conecta a rede local à </text:span><text:span text:style-name="T51">I</text:span><text:span text:style-name="T34">nternet ou a outras redes.<text:line-break/>O </text:span><text:span text:style-name="Strong_20_Emphasis"><text:span text:style-name="T39">servidor DNS</text:span></text:span><text:span text:style-name="T34"> traduz nomes de sites (como </text:span><text:a xlink:type="simple" xlink:href="http://www.exemplo.com/" office:target-frame-name="_new" xlink:show="replace" text:style-name="Internet_20_link" text:visited-style-name="Visited_20_Internet_20_Link">www.exemplo.com</text:a><text:span text:style-name="T34">) em endereços IP que os computadores conseguem entender.</text:span></text:p>
      <text:p text:style-name="P14"/>
      <text:p text:style-name="P15">11. <text:span text:style-name="T28">Qual o teste que pode ser realizado com o comando ping?</text:span></text:p>
      <text:p text:style-name="P15"/>
      <text:p text:style-name="P27">Teste de conectivade.</text:p>
      <text:p text:style-name="P15"/>
      <text:p text:style-name="P16">12. Suponha que um administrador de redes digitou “<text:span text:style-name="T29">ping google.com” e o resultado foi a perda de 100% dos pacotes. Podemos afirmar que existe um problema de conectividade com google.com? </text:span><text:span text:style-name="T30">Além da conectividade </text:span><text:span text:style-name="T31">qual problema pode estar acontecendo?</text:span></text:p>
      <text:p text:style-name="P16"/>
      <text:p text:style-name="P27">Pode estar havendo um problema de resolução de DNS. <text:span text:style-name="T54">Para conferir pode ser feito um teste usando o ping diretamente com o endereço </text:span>IP.</text:p>
      <text:p text:style-name="P16"/>
      <text:p text:style-name="P17">13. Suponha que temos um computador de um laboratório cujo gateway é 192.168.2.254. <text:span text:style-name="T32">Se tentarmos dar um ping para esse endereço e o resultado for um erro podemos afirmar que o problema pode ser no provedor de Internet?</text:span></text:p>
      <text:p text:style-name="P17"/>
      <text:p text:style-name="P28"><text:soft-page-break/>Se o problema é no gateway da rede possivelmente é um problema interno e não no provedor. <text:span text:style-name="T54">A não ser em situações muito específicas o gateway da rede geralmente faz parte da LAN.</text:span></text:p>
      <text:p text:style-name="P17"/>
      <text:p text:style-name="P18">14. Como o comando traceroute ajuda no processo de diagnóstico de um problema de rede? <text:span text:style-name="T33">Se o traceroute estiver mostrando a rota até o destino podemos afirmar que a rede não tem problemas?</text:span></text:p>
      <text:p text:style-name="P20"/>
      <text:p text:style-name="P29">Mostra a rota que está sendo utilizada pelos pacotes. Um analista precisa avaliar se a rota faz sentido ou não. Se não fizer pode haver um problema de rota. <text:span text:style-name="T54">Um exemplo de problema é o pacote estar sendo entregue usando uma rota mais demorada.</text:span></text:p>
      <text:p text:style-name="P12"/>
      <text:p text:style-name="P23"><text:span text:style-name="T17">15</text:span><text:span text:style-name="T14">. </text:span><text:span text:style-name="T15">Explique, usando suas palavras, </text:span><text:span text:style-name="T16">qual a diferença de</text:span><text:span text:style-name="T15"> um Switch </text:span><text:span text:style-name="T16">para um Hub</text:span><text:span text:style-name="T15">?</text:span></text:p>
      <text:p text:style-name="P7"><text:span text:style-name="Strong_20_Emphasis"><text:span text:style-name="T41">Um Hub envia os dados para todos os dispositivos da rede, mesmo que só um precise receber. Já o Switch identifica para onde os dados devem ir e os envia apenas para o destino correto, sendo mais eficiente. </text:span></text:span><text:span text:style-name="Strong_20_Emphasis"><text:span text:style-name="T47">Os Switches por possuírem modelos com preços muito competitivos acabaram eliminando os Hubs do mercado.</text:span></text:span></text:p>
      <text:p text:style-name="P7"><text:span text:style-name="Strong_20_Emphasis"><text:span text:style-name="T12">16</text:span></text:span><text:span text:style-name="Strong_20_Emphasis"><text:span text:style-name="T4">. Quais são os dois principais modos do </text:span></text:span><text:span text:style-name="Strong_20_Emphasis"><text:span text:style-name="T5">CISCO </text:span></text:span><text:span text:style-name="Strong_20_Emphasis"><text:span text:style-name="T4">IOS?</text:span></text:span></text:p>
      <text:p text:style-name="P9"><text:span text:style-name="Strong_20_Emphasis"><text:span text:style-name="T42">Os principais modos são o modo normal, identificado pelo símbolo ‘&gt;’ e o modo administrativo identificado pelo símbolo ‘#’</text:span></text:span></text:p>
      <text:p text:style-name="P8"><text:span text:style-name="Strong_20_Emphasis"><text:span text:style-name="T11">1</text:span></text:span><text:span text:style-name="Strong_20_Emphasis"><text:span text:style-name="T12">7</text:span></text:span><text:span text:style-name="Strong_20_Emphasis"><text:span text:style-name="T6">. Considerando a configuração de Switches Cisco, qual o comando que deve ser utilizado </text:span></text:span><text:span text:style-name="Strong_20_Emphasis"><text:span text:style-name="T7">para entrar no modo de configuração geral?</text:span></text:span></text:p>
      <text:p text:style-name="P10"><text:span text:style-name="Strong_20_Emphasis"><text:span text:style-name="T42">O comando ‘configure terminal’ ou ‘conf t’</text:span></text:span></text:p>
      <text:p text:style-name="P4"><text:span text:style-name="Strong_20_Emphasis"><text:span text:style-name="T6">1</text:span></text:span><text:span text:style-name="Strong_20_Emphasis"><text:span text:style-name="T12">8</text:span></text:span><text:span text:style-name="Strong_20_Emphasis"><text:span text:style-name="T11">.</text:span></text:span><text:span text:style-name="Strong_20_Emphasis"><text:span text:style-name="T6"> Considerando a configuração de Switches Cisco, </text:span></text:span><text:span text:style-name="Strong_20_Emphasis"><text:span text:style-name="T7">se </text:span></text:span><text:span text:style-name="Strong_20_Emphasis"><text:span text:style-name="T8">logo após entrarmos no</text:span></text:span><text:span text:style-name="Strong_20_Emphasis"><text:span text:style-name="T7"> modo privilegiado for digitado somente o caracter ‘?’ o que irá acontecer?</text:span></text:span></text:p>
      <text:p text:style-name="P4"><text:span text:style-name="Strong_20_Emphasis"><text:span text:style-name="T43">Será exibida uma lista de todos os comandos disponíveis naquele modo, ajudando o usuário a saber quais comandos pode usar.</text:span></text:span></text:p>
      <text:p text:style-name="P4"><text:span text:style-name="Strong_20_Emphasis"><text:span text:style-name="T4">1</text:span></text:span><text:span text:style-name="Strong_20_Emphasis"><text:span text:style-name="T12">9</text:span></text:span><text:span text:style-name="Strong_20_Emphasis"><text:span text:style-name="T4">. Como podemos filtrar a saída de um comando </text:span></text:span><text:span text:style-name="Strong_20_Emphasis"><text:span text:style-name="T9">no IOS, </text:span></text:span><text:span text:style-name="Strong_20_Emphasis"><text:span text:style-name="T10">usando os comandos include e exclude</text:span></text:span><text:span text:style-name="Strong_20_Emphasis"><text:span text:style-name="T9">?</text:span></text:span></text:p>
      <text:p text:style-name="P4"><text:span text:style-name="Strong_20_Emphasis"><text:span text:style-name="T44">show running-config | include interface</text:span></text:span></text:p>
      <text:p text:style-name="P4"><text:span text:style-name="Strong_20_Emphasis"><text:span text:style-name="T44">show running-config | exclude interface</text:span></text:span></text:p>
      <text:p text:style-name="P5"><text:span text:style-name="Strong_20_Emphasis"><text:span text:style-name="T9">2</text:span></text:span><text:span text:style-name="Strong_20_Emphasis"><text:span text:style-name="T12">0</text:span></text:span><text:span text:style-name="Strong_20_Emphasis"><text:span text:style-name="T9">. O que fazem os comandos a seguir?</text:span></text:span></text:p>
      <text:p text:style-name="P6"><text:span text:style-name="Strong_20_Emphasis"><text:span text:style-name="T9">Switch(config)# interface FastEthernet0/0</text:span></text:span></text:p>
      <text:p text:style-name="P5"><text:span text:style-name="Strong_20_Emphasis"><text:span text:style-name="T9">Switch(config-if)# ip address 192.168.1.100 255.255.255.0</text:span></text:span></text:p>
      <text:p text:style-name="P11"><text:span text:style-name="Strong_20_Emphasis"><text:span text:style-name="T45">Os comandos acima configuram o IP da interface /0 da placa FastEthernet0</text:span></text:span></text:p>
      <text:p text:style-name="P5"><text:span text:style-name="Strong_20_Emphasis"><text:span text:style-name="T13">21</text:span></text:span><text:span text:style-name="Strong_20_Emphasis"><text:span text:style-name="T9">. O que acontece se colocarmos “no” na frente de um comando do IOS?</text:span></text:span></text:p>
      <text:p text:style-name="P11"><text:span text:style-name="Strong_20_Emphasis"><text:span text:style-name="T45">O comando no inverte o significado de um comando no Cisco IOS. Então se o comando ‘</text:span></text:span><text:span text:style-name="Strong_20_Emphasis"><text:span text:style-name="T46">ip address 192.168.1.100 255.255.255.0’ </text:span></text:span><text:span text:style-name="Strong_20_Emphasis"><text:span text:style-name="T45">configura um ip o comando ‘no </text:span></text:span><text:span text:style-name="Strong_20_Emphasis"><text:span text:style-name="T46">ip address 192.168.1.100 255.255.255.0’ </text:span></text:span><text:span text:style-name="Strong_20_Emphasis"><text:span text:style-name="T45">desconfigura essa interfac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ushGreen_7e_LT_7e_Gliederung_20_1" style:display-name="LushGreen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Estilo_20_padrão_20_de_20_desenho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Estilo_20_padrão_20_de_20_desenho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Estilo_20_padrão_20_de_20_desenho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Estilo_20_padrão_20_de_20_desenho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ushGreen1_7e_LT_7e_Gliederung_20_1" style:display-name="LushGreen1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5-19T22:20:25.375414487</dc:date>
    <meta:editing-cycles>78</meta:editing-cycles>
    <meta:editing-duration>PT7H18M6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3" meta:paragraph-count="42" meta:word-count="980" meta:character-count="5880" meta:non-whitespace-character-count="4940"/>
  </office:meta>
</office:document-meta>
</file>